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text-properties fo:language="en" fo:country="GB" officeooo:paragraph-rsid="003bd165"/>
    </style:style>
    <style:style style:name="P5" style:family="paragraph" style:parent-style-name="Heading_20_3">
      <style:text-properties fo:language="en" fo:country="GB" officeooo:rsid="003bd165" officeooo:paragraph-rsid="003bd165"/>
    </style:style>
    <style:style style:name="P6" style:family="paragraph" style:parent-style-name="Heading_20_3">
      <style:text-properties fo:language="en" fo:country="GB" officeooo:rsid="00557e66" officeooo:paragraph-rsid="00557e66"/>
    </style:style>
    <style:style style:name="P7" style:family="paragraph" style:parent-style-name="Heading_20_3">
      <style:text-properties fo:language="en" fo:country="GB" officeooo:rsid="0055ec21" officeooo:paragraph-rsid="0055ec21"/>
    </style:style>
    <style:style style:name="P8" style:family="paragraph" style:parent-style-name="Text_20_body" style:list-style-name="L8">
      <style:text-properties fo:language="en" fo:country="GB" fo:font-weight="normal" officeooo:rsid="00557e66" officeooo:paragraph-rsid="00557e66" style:font-weight-asian="normal" style:font-weight-complex="normal"/>
    </style:style>
    <style:style style:name="P9" style:family="paragraph" style:parent-style-name="Text_20_body" style:list-style-name="L9">
      <style:text-properties fo:language="en" fo:country="GB" fo:font-weight="normal" officeooo:rsid="00557e66" officeooo:paragraph-rsid="00557e66" style:font-weight-asian="normal" style:font-weight-complex="normal"/>
    </style:style>
    <style:style style:name="P10" style:family="paragraph" style:parent-style-name="Text_20_body" style:list-style-name="L10">
      <style:text-properties fo:language="en" fo:country="GB" fo:font-weight="normal" officeooo:rsid="00557e66" officeooo:paragraph-rsid="00557e66" style:font-weight-asian="normal" style:font-weight-complex="normal"/>
    </style:style>
    <style:style style:name="P11" style:family="paragraph" style:parent-style-name="Text_20_body" style:list-style-name="L11">
      <style:text-properties fo:language="en" fo:country="GB" fo:font-weight="normal" officeooo:rsid="00557e66" officeooo:paragraph-rsid="00557e66" style:font-weight-asian="normal" style:font-weight-complex="normal"/>
    </style:style>
    <style:style style:name="P12" style:family="paragraph" style:parent-style-name="Text_20_body" style:list-style-name="L13">
      <style:text-properties fo:language="en" fo:country="GB" fo:font-weight="normal" officeooo:rsid="0055ec21" officeooo:paragraph-rsid="0055ec21" style:font-weight-asian="normal" style:font-weight-complex="normal"/>
    </style:style>
    <style:style style:name="P13" style:family="paragraph" style:parent-style-name="Text_20_body" style:list-style-name="L14">
      <style:text-properties fo:language="en" fo:country="GB" fo:font-weight="normal" officeooo:rsid="0055ec21" officeooo:paragraph-rsid="0055ec21" style:font-weight-asian="normal" style:font-weight-complex="normal"/>
    </style:style>
    <style:style style:name="P14" style:family="paragraph" style:parent-style-name="Text_20_body" style:list-style-name="L14">
      <style:text-properties fo:language="en" fo:country="GB" fo:font-weight="normal" officeooo:rsid="00576f62" officeooo:paragraph-rsid="00576f62" style:font-weight-asian="normal" style:font-weight-complex="normal"/>
    </style:style>
    <style:style style:name="P15" style:family="paragraph" style:parent-style-name="Text_20_body">
      <style:text-properties fo:language="en" fo:country="GB" fo:font-weight="bold" officeooo:rsid="00557e66" officeooo:paragraph-rsid="00557e66" style:font-weight-asian="bold" style:font-weight-complex="bold"/>
    </style:style>
    <style:style style:name="P16" style:family="paragraph" style:parent-style-name="Text_20_body">
      <style:text-properties fo:language="en" fo:country="GB" fo:font-weight="bold" officeooo:rsid="0055ec21" officeooo:paragraph-rsid="0055ec21" style:font-weight-asian="bold" style:font-weight-complex="bold"/>
    </style:style>
    <style:style style:name="P17" style:family="paragraph" style:parent-style-name="Text_20_body" style:list-style-name="L12">
      <style:text-properties fo:language="en" fo:country="GB" officeooo:paragraph-rsid="00557e66"/>
    </style:style>
    <style:style style:name="P18" style:family="paragraph" style:parent-style-name="Text_20_body" style:list-style-name="L12">
      <style:text-properties fo:language="en" fo:country="GB" officeooo:paragraph-rsid="0055ec21"/>
    </style:style>
    <style:style style:name="P19" style:family="paragraph" style:parent-style-name="Text_20_body" style:list-style-name="L12">
      <style:text-properties fo:language="en" fo:country="GB" officeooo:rsid="00557e66" officeooo:paragraph-rsid="00557e66"/>
    </style:style>
    <style:style style:name="P20" style:family="paragraph" style:parent-style-name="Text_20_body" style:list-style-name="L12">
      <style:text-properties fo:language="en" fo:country="GB" officeooo:rsid="0055ec21" officeooo:paragraph-rsid="0055ec21"/>
    </style:style>
    <style:style style:name="P21" style:family="paragraph" style:parent-style-name="Text_20_body">
      <style:paragraph-properties fo:break-before="page"/>
      <style:text-properties fo:language="en" fo:country="GB" fo:font-weight="bold" officeooo:rsid="00557e66" officeooo:paragraph-rsid="00557e66" style:font-weight-asian="bold" style:font-weight-complex="bold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d165"/>
    </style:style>
    <style:style style:name="T4" style:family="text">
      <style:text-properties style:font-name="Liberation Sans" fo:font-size="18.2000007629395pt" fo:font-weight="bold" officeooo:rsid="0048dbd2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officeooo:rsid="00557e6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57e66" style:font-weight-asian="normal" style:font-weight-complex="normal"/>
    </style:style>
    <style:style style:name="T8" style:family="text">
      <style:text-properties fo:font-weight="normal" officeooo:rsid="0055ec21" style:font-weight-asian="normal" style:font-weight-complex="normal"/>
    </style:style>
    <style:style style:name="T9" style:family="text">
      <style:text-properties officeooo:rsid="00530acb"/>
    </style:style>
    <style:style style:name="T10" style:family="text">
      <style:text-properties officeooo:rsid="00576f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4">Homework</text:span> <text:span text:style-name="T5">12.11</text:span>.2020</text:h>
      <text:h text:style-name="P5" text:outline-level="3">Exercise 1</text:h>
      <text:p text:style-name="P15"><text:span text:style-name="T9">T</text:span>ask A</text:p>
      <text:list xml:id="list1772183108" text:style-name="L8">
        <text:list-item>
          <text:p text:style-name="P8">uncle</text:p>
        </text:list-item>
        <text:list-item>
          <text:p text:style-name="P8">Great-grandmother</text:p>
        </text:list-item>
        <text:list-item>
          <text:p text:style-name="P8">cousin</text:p>
        </text:list-item>
        <text:list-item>
          <text:p text:style-name="P8">half-sister</text:p>
        </text:list-item>
        <text:list-item>
          <text:p text:style-name="P8">brother in-law</text:p>
        </text:list-item>
        <text:list-item>
          <text:p text:style-name="P8">couple</text:p>
        </text:list-item>
        <text:list-item>
          <text:p text:style-name="P8">mother in-law</text:p>
        </text:list-item>
        <text:list-item>
          <text:p text:style-name="P8">Great-great-grandfather</text:p>
        </text:list-item>
        <text:list-item>
          <text:p text:style-name="P8">Step-dad</text:p>
        </text:list-item>
        <text:list-item>
          <text:p text:style-name="P8">Only child</text:p>
        </text:list-item>
      </text:list>
      <text:p text:style-name="P15"><text:span text:style-name="T9">T</text:span>ask B</text:p>
      <text:list xml:id="list1800907549" text:style-name="L9">
        <text:list-item>
          <text:p text:style-name="P9">competitive</text:p>
        </text:list-item>
        <text:list-item>
          <text:p text:style-name="P9">spoilt</text:p>
        </text:list-item>
        <text:list-item>
          <text:p text:style-name="P9">lazy</text:p>
        </text:list-item>
        <text:list-item>
          <text:p text:style-name="P9">reliable</text:p>
        </text:list-item>
        <text:list-item>
          <text:p text:style-name="P9">affectionate</text:p>
        </text:list-item>
        <text:list-item>
          <text:p text:style-name="P9">organized</text:p>
        </text:list-item>
        <text:list-item>
          <text:p text:style-name="P9">sociable</text:p>
        </text:list-item>
        <text:list-item>
          <text:p text:style-name="P9">independent</text:p>
        </text:list-item>
        <text:list-item>
          <text:p text:style-name="P9">sensitive</text:p>
        </text:list-item>
        <text:list-item>
          <text:p text:style-name="P9">bossy</text:p>
        </text:list-item>
      </text:list>
      <text:p text:style-name="P15"/>
      <text:p text:style-name="P21"><text:span text:style-name="T9">T</text:span>ask C</text:p>
      <text:list xml:id="list3232019599" text:style-name="L10">
        <text:list-item>
          <text:p text:style-name="P10">stupid</text:p>
        </text:list-item>
        <text:list-item>
          <text:p text:style-name="P10">dishonest</text:p>
        </text:list-item>
        <text:list-item>
          <text:p text:style-name="P10">untalkative</text:p>
        </text:list-item>
        <text:list-item>
          <text:p text:style-name="P10">greedy/mean</text:p>
        </text:list-item>
        <text:list-item>
          <text:p text:style-name="P10">unfriendly</text:p>
        </text:list-item>
        <text:list-item>
          <text:p text:style-name="P10">unkind</text:p>
        </text:list-item>
        <text:list-item>
          <text:p text:style-name="P10">impatient</text:p>
        </text:list-item>
        <text:list-item>
          <text:p text:style-name="P10">thoughtful</text:p>
        </text:list-item>
      </text:list>
      <text:h text:style-name="P6" text:outline-level="3">Exercise 3</text:h>
      <text:p text:style-name="P15">Task A</text:p>
      <text:list xml:id="list4241235749" text:style-name="L11">
        <text:list-item>
          <text:p text:style-name="P11">F</text:p>
        </text:list-item>
        <text:list-item>
          <text:p text:style-name="P11">F</text:p>
        </text:list-item>
        <text:list-item>
          <text:p text:style-name="P11">T</text:p>
        </text:list-item>
        <text:list-item>
          <text:p text:style-name="P11">T</text:p>
        </text:list-item>
        <text:list-item>
          <text:p text:style-name="P11">F</text:p>
        </text:list-item>
        <text:list-item>
          <text:p text:style-name="P11">F</text:p>
        </text:list-item>
        <text:list-item>
          <text:p text:style-name="P11">F</text:p>
        </text:list-item>
        <text:list-item>
          <text:p text:style-name="P11">F</text:p>
        </text:list-item>
      </text:list>
      <text:p text:style-name="P15">Task B</text:p>
      <text:list xml:id="list3827321744" text:style-name="L12">
        <text:list-item>
          <text:p text:style-name="P17"><text:span text:style-name="T7">A cliff — a high drop by the sea</text:span></text:p>
        </text:list-item>
        <text:list-item>
          <text:p text:style-name="P19"><text:span text:style-name="T6">Rough weather — stormy weather</text:span></text:p>
        </text:list-item>
        <text:list-item>
          <text:p text:style-name="P19"><text:span text:style-name="T6">Wetsuit — a suit for swimming and doing water sports</text:span></text:p>
        </text:list-item>
        <text:list-item>
          <text:p text:style-name="P17"><text:span text:style-name="T7">To balance — to sustain vertical position on an unstable surface</text:span></text:p>
        </text:list-item>
        <text:list-item>
          <text:p text:style-name="P19"><text:span text:style-name="T6">To sail — </text:span><text:span text:style-name="T8">to </text:span><text:span text:style-name="T6">use power of wind to </text:span><text:span text:style-name="T8">move around water</text:span></text:p>
        </text:list-item>
        <text:list-item>
          <text:p text:style-name="P20"><text:span text:style-name="T6">Take up — start doing something regularly</text:span></text:p>
        </text:list-item>
        <text:list-item>
          <text:p text:style-name="P20"><text:span text:style-name="T6">Sketchbook — little notebook for drawings</text:span></text:p>
        </text:list-item>
        <text:list-item>
          <text:p text:style-name="P18"><text:span text:style-name="T8">Talent — natural ability to do something better than others</text:span></text:p>
        </text:list-item>
        <text:list-item>
          <text:p text:style-name="P20"><text:soft-page-break/><text:span text:style-name="T6">improvement — progress</text:span></text:p>
        </text:list-item>
        <text:list-item>
          <text:p text:style-name="P20"><text:span text:style-name="T6">stuff — some things in general</text:span></text:p>
        </text:list-item>
      </text:list>
      <text:h text:style-name="P7" text:outline-level="3">Exercise 4</text:h>
      <text:p text:style-name="P16">Task A</text:p>
      <text:list xml:id="list1470475654" text:style-name="L13">
        <text:list-item>
          <text:p text:style-name="P12">I’m going to travel</text:p>
        </text:list-item>
        <text:list-item>
          <text:p text:style-name="P12">I’m having an arrangement</text:p>
        </text:list-item>
        <text:list-item>
          <text:p text:style-name="P12">will make</text:p>
        </text:list-item>
        <text:list-item>
          <text:p text:style-name="P12">shall I carry</text:p>
        </text:list-item>
        <text:list-item>
          <text:p text:style-name="P12">are meeting</text:p>
        </text:list-item>
        <text:list-item>
          <text:p text:style-name="P12">I’m going to go</text:p>
        </text:list-item>
        <text:list-item>
          <text:p text:style-name="P12">will arrive</text:p>
        </text:list-item>
        <text:list-item>
          <text:p text:style-name="P12">will call</text:p>
        </text:list-item>
        <text:list-item>
          <text:p text:style-name="P12">Shall we go</text:p>
        </text:list-item>
      </text:list>
      <text:p text:style-name="P16">Task B</text:p>
      <text:list xml:id="list2259982948" text:style-name="L14">
        <text:list-item>
          <text:p text:style-name="P13">I’ll make; should I lay;</text:p>
        </text:list-item>
        <text:list-item>
          <text:p text:style-name="P13">will be; Should I call;</text:p>
        </text:list-item>
        <text:list-item>
          <text:p text:style-name="P13">I’m going; are you doing;</text:p>
        </text:list-item>
        <text:list-item>
          <text:p text:style-name="P13">are going to spend; <text:span text:style-name="T10">will be;</text:span></text:p>
        </text:list-item>
        <text:list-item>
          <text:p text:style-name="P14">are you going to do; will work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d1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остранный язык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1-18T21:17:01.502470904</dc:date>
    <meta:editing-duration>PT3H3M47S</meta:editing-duration>
    <meta:editing-cycles>41</meta:editing-cycles>
    <meta:generator>LibreOffice/7.0.2.2$Linux_X86_64 LibreOffice_project/00$Build-2</meta:generator>
    <meta:document-statistic meta:table-count="0" meta:image-count="0" meta:object-count="0" meta:page-count="3" meta:paragraph-count="75" meta:word-count="258" meta:character-count="1254" meta:non-whitespace-character-count="1121"/>
  </office:meta>
</office:document-meta>
</file>